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Nimbus Sans L" svg:font-family="'Nimbus Sans L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rsid="0045ff88" officeooo:paragraph-rsid="0045ff88"/>
    </style:style>
    <style:style style:name="P2" style:family="paragraph" style:parent-style-name="Text_20_body">
      <style:text-properties officeooo:paragraph-rsid="01d6aecc"/>
    </style:style>
    <style:style style:name="P3" style:family="paragraph" style:parent-style-name="Text_20_body">
      <style:text-properties officeooo:rsid="01d84c22" officeooo:paragraph-rsid="01d84c22"/>
    </style:style>
    <style:style style:name="P4" style:family="paragraph" style:parent-style-name="Text_20_body">
      <style:text-properties officeooo:paragraph-rsid="01d84c22"/>
    </style:style>
    <style:style style:name="P5" style:family="paragraph" style:parent-style-name="Text_20_body">
      <style:text-properties officeooo:rsid="01d9753b" officeooo:paragraph-rsid="01d9753b"/>
    </style:style>
    <style:style style:name="P6" style:family="paragraph" style:parent-style-name="Text_20_body">
      <style:text-properties officeooo:paragraph-rsid="01d9753b"/>
    </style:style>
    <style:style style:name="P7" style:family="paragraph" style:parent-style-name="Title">
      <style:text-properties fo:language="fr" fo:country="FR"/>
    </style:style>
    <style:style style:name="P8" style:family="paragraph" style:parent-style-name="Subtitle">
      <style:text-properties officeooo:rsid="01d6aecc" officeooo:paragraph-rsid="01d6aecc"/>
    </style:style>
    <style:style style:name="P9" style:family="paragraph" style:parent-style-name="Heading_20_2">
      <style:text-properties officeooo:rsid="01d6aecc" officeooo:paragraph-rsid="01d6aecc"/>
    </style:style>
    <style:style style:name="P10" style:family="paragraph" style:parent-style-name="Heading_20_2">
      <style:text-properties officeooo:rsid="01d9753b" officeooo:paragraph-rsid="01d9753b"/>
    </style:style>
    <style:style style:name="P11" style:family="paragraph" style:parent-style-name="Heading_20_2">
      <style:text-properties officeooo:rsid="01d84c22" officeooo:paragraph-rsid="01d84c22"/>
    </style:style>
    <style:style style:name="P12" style:family="paragraph" style:parent-style-name="Text_20_body" style:list-style-name="L1">
      <style:text-properties officeooo:rsid="01d6aecc" officeooo:paragraph-rsid="01d6aecc"/>
    </style:style>
    <style:style style:name="P13" style:family="paragraph" style:parent-style-name="Text_20_body" style:list-style-name="L2">
      <style:text-properties officeooo:rsid="01e49e93" officeooo:paragraph-rsid="01e49e93"/>
    </style:style>
    <style:style style:name="P14" style:family="paragraph" style:parent-style-name="Text_20_body" style:list-style-name="L2">
      <style:text-properties officeooo:rsid="01d84c22" officeooo:paragraph-rsid="01d84c22"/>
    </style:style>
    <style:style style:name="P15" style:family="paragraph" style:parent-style-name="Text_20_body" style:list-style-name="L2">
      <style:text-properties officeooo:rsid="01d84c22" officeooo:paragraph-rsid="01e49e93"/>
    </style:style>
    <style:style style:name="P16" style:family="paragraph" style:parent-style-name="Text_20_body" style:list-style-name="L2">
      <style:text-properties officeooo:rsid="01e64f81" officeooo:paragraph-rsid="01e64f81"/>
    </style:style>
    <style:style style:name="P17" style:family="paragraph" style:parent-style-name="Heading_20_1">
      <style:text-properties fo:language="fr" fo:country="FR"/>
    </style:style>
    <style:style style:name="P18" style:family="paragraph" style:parent-style-name="Heading_20_1">
      <style:text-properties officeooo:rsid="01d6aecc" officeooo:paragraph-rsid="01d6aecc"/>
    </style:style>
    <style:style style:name="P19" style:family="paragraph" style:parent-style-name="Heading_20_4">
      <style:text-properties officeooo:paragraph-rsid="01e64f81"/>
    </style:style>
    <style:style style:name="P20" style:family="paragraph" style:parent-style-name="Heading_20_4">
      <style:paragraph-properties fo:break-before="page"/>
      <style:text-properties officeooo:paragraph-rsid="01e49e9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1d84c22"/>
    </style:style>
    <style:style style:name="T3" style:family="text">
      <style:text-properties officeooo:rsid="01d9753b"/>
    </style:style>
    <style:style style:name="T4" style:family="text">
      <style:text-properties officeooo:rsid="01e49e93"/>
    </style:style>
    <style:style style:name="T5" style:family="text">
      <style:text-properties officeooo:rsid="01e83c18"/>
    </style:style>
    <style:style style:name="T6" style:family="text">
      <style:text-properties officeooo:rsid="01e941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itre ?</text:p>
      <text:p text:style-name="P1">Méthode d'ordre élevé pour le suivi de surface et la déformation de maillage...</text:p>
      <text:h text:style-name="P17" text:outline-level="1">Introduction</text:h>
      <text:h text:style-name="P9" text:outline-level="2">Contexte</text:h>
      <text:h text:style-name="P9" text:outline-level="2">Problématiques</text:h>
      <text:list xml:id="list4977056094920163077" text:style-name="L1">
        <text:list-item>
          <text:p text:style-name="P12">Résoudre la propagation d'interfaces 3d <text:span text:style-name="T1">géométriquement régulières par morceaux</text:span> et de <text:span text:style-name="T1">genre topologique quelconque</text:span></text:p>
        </text:list-item>
        <text:list-item>
          <text:p text:style-name="P12">Réaliser des simulations numériques de phénomènes multi-physiques complexes (mettant en jeu des interfaces en propagation)</text:p>
        </text:list-item>
      </text:list>
      <text:h text:style-name="P9" text:outline-level="2">Contributions/organisation du manuscrit/démarche</text:h>
      <text:p text:style-name="P2"/>
      <text:p text:style-name="P8">Partie I : Développement d'un outil de suivi de surface adapté aux géométries régulières par morceaux</text:p>
      <text:h text:style-name="P18" text:outline-level="1">Chapitre 1 : Formulation mathématique du problème de propagation d'interfaces régulières par morceaux</text:h>
      <text:h text:style-name="P10" text:outline-level="2">[Définition formelle]/caractérisation d'une interface régulière <text:span text:style-name="T6">(</text:span>G¹<text:span text:style-name="T6">)</text:span> par morceaux</text:h>
      <text:p text:style-name="P5">2-variété orientable sans bord <text:span text:style-name="T4">(intérieur/extérieur)</text:span>, décomposition en <text:span text:style-name="T2">nappes régulières, courbes singulières et points irréguliers</text:span></text:p>
      <text:h text:style-name="P9" text:outline-level="2">Formulation lagrangienne traditionnelle</text:h>
      <text:p text:style-name="P5">EDP avec vecteur vitesse ou vitesse normale, problème au niveau des <text:span text:style-name="T2">courbes singulières et points irréguliers</text:span></text:p>
      <text:h text:style-name="P9" text:outline-level="2">Principe de Huygens avec condition d'entropie</text:h>
      <text:p text:style-name="P6">Histoire, <text:span text:style-name="T3">formulation, notion</text:span> d<text:span text:style-name="T2">'</text:span>enveloppe <text:span text:style-name="T2">de sphères/boules, construction géomérique eu lieu de EDP</text:span></text:p>
      <text:h text:style-name="P9" text:outline-level="2"><text:soft-page-break/>Représentation par les frontières (BREP)</text:h>
      <text:p text:style-name="P3">Origine, utilisation, concept, définitions formelles <text:span text:style-name="T4">des entités</text:span>, <text:span text:style-name="T3">lien avec la décomposition d'une surface G¹ par morceaux, </text:span>géométrie différentielle des courbes et surfaces paramétriques</text:p>
      <text:h text:style-name="P18" text:outline-level="1">Chapitre 2 : Algorithme général</text:h>
      <text:h text:style-name="P18" text:outline-level="1">Chapitre 3 : Méthode <text:span text:style-name="T2">numérique (pseudo-spectrale)</text:span> <text:span text:style-name="T2">(aka choix de la discrétisation spatial/temporelle)</text:span></text:h>
      <text:h text:style-name="P11" text:outline-level="2">Etat de l'art</text:h>
      <text:h text:style-name="P11" text:outline-level="2">Polynômes de Chebyshev (définition et propriétés)</text:h>
      <text:p text:style-name="P3">Définition, propriétés</text:p>
      <text:p text:style-name="P4"/>
      <text:h text:style-name="P18" text:outline-level="1">Chapitre 4 : Mise en œuvre numérique de l'algorithme</text:h>
      <text:p text:style-name="P2"/>
      <text:p text:style-name="P8">Partie II : Intégration de l'outil de suivi de surface dans une chaîne de calcul multi-physique</text:p>
      <text:h text:style-name="P18" text:outline-level="1">Chapitre 1 : </text:h>
      <text:h text:style-name="P18" text:outline-level="1">Chapitre 2 : Méthodologie pour adapter un maillage dynamique géométriquement fidèle au modèle Brep dynamique de l'interface</text:h>
      <text:h text:style-name="P18" text:outline-level="1">Chapitre 3 : Couplage de l'outil de suivi de surface avec </text:h>
      <text:p text:style-name="P2"/>
      <text:h text:style-name="P20" text:outline-level="4">Géométrie/<text:span text:style-name="T5">topologie</text:span> de l'interface</text:h>
      <text:list xml:id="list6303616144261830152" text:style-name="L2">
        <text:list-item>
          <text:p text:style-name="P13">2-variété orientable sans bord (intérieur/extérieur d'un solide)</text:p>
        </text:list-item>
        <text:list-item>
          <text:p text:style-name="P13">notion de continuité géométrique G¹</text:p>
        </text:list-item>
        <text:list-item>
          <text:p text:style-name="P14"><text:span text:style-name="T4">d</text:span>écomposition d'une surface <text:span text:style-name="T3">G¹ par morceaux</text:span> en nappes régulières, courbes singulières et points irréguliers</text:p>
        </text:list-item>
        <text:list-item>
          <text:p text:style-name="P15">convexité locale d'une courbe singulière</text:p>
        </text:list-item>
      </text:list>
      <text:h text:style-name="P19" text:outline-level="4">Propagation <text:span text:style-name="T4">de l'interface</text:span></text:h>
      <text:list xml:id="list114029682219353" text:continue-numbering="true" text:style-name="L2">
        <text:list-item>
          <text:p text:style-name="P16">EDP [vecteur vitesse]/[vitesse normale] (formulation lagrangienne)</text:p>
        </text:list-item>
        <text:list-item>
          <text:p text:style-name="P13">hypothèse sur la régularité du champ de vitesse de propagation</text:p>
        </text:list-item>
        <text:list-item>
          <text:p text:style-name="P16">principe de Huygens </text:p>
        </text:list-item>
        <text:list-item>
          <text:p text:style-name="P16">condition d'entropie</text:p>
        </text:list-item>
        <text:list-item>
          <text:p text:style-name="P14">enveloppe des sphères/<text:span text:style-name="T4">boules</text:span></text:p>
        </text:list-item>
        <text:list-item>
          <text:p text:style-name="P14">zone d'influence <text:span text:style-name="T4">sur l'EdS/EdB</text:span></text:p>
        </text:list-item>
        <text:list-item>
          <text:p text:style-name="P14"><text:span text:style-name="T4">EdS/EdB</text:span> propres</text:p>
        </text:list-item>
      </text:list>
      <text:h text:style-name="Heading_20_4" text:outline-level="4">Représentation de l'interface</text:h>
      <text:list xml:id="list114028803463177" text:continue-numbering="true" text:style-name="L2">
        <text:list-item>
          <text:p text:style-name="P13">courbes et surfaces paramétriques : vocabulaire (arc, carreau, espace et domaine paramétriques, carreau restreint, courbes de restriction), <text:s/>vecteur(s) et plan tangents, vecteur (pseudo-)normal, tenseur métrique, première et seconde formes fondamentales, courbures principales, gaussienne et moyenne</text:p>
        </text:list-item>
        <text:list-item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Nimbus Sans L" svg:font-family="'Nimbus Sans L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Palatino Linotype" fo:font-family="'Palatino Linotype'" style:font-style-name="Normal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aramond" fo:font-family="Garamond" style:font-style-name="Normal" style:font-family-generic="roman" style:font-pitch="variable" fo:font-size="14pt" fo:font-weight="normal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801cm" fo:margin-right="0cm" fo:margin-top="0.353cm" fo:margin-bottom="0.212cm" loext:contextual-spacing="false" fo:text-indent="0cm" style:auto-text-indent="false"/>
      <style:text-properties fo:font-size="110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imbus Sans L" fo:font-family="'Nimbus Sans L'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6cm" fo:margin-right="0cm" fo:margin-top="0.247cm" fo:margin-bottom="0.212cm" loext:contextual-spacing="false" fo:text-indent="0cm" style:auto-text-indent="false"/>
      <style:text-properties fo:font-size="101%" fo:font-weight="normal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style:font-name="Nimbus Sans L" fo:font-family="'Nimbus Sans L'" style:font-style-name="Gras" style:font-family-generic="swiss" style:font-pitch="variable" fo:font-size="18pt" fo:font-weight="bold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Andrieu</meta:initial-creator>
    <meta:creation-date>2018-09-27T11:28:39.428861156</meta:creation-date>
    <dc:date>2019-06-26T11:40:28.013919483</dc:date>
    <dc:creator>Bastien Andrieu</dc:creator>
    <meta:editing-duration>P5DT23H8M3S</meta:editing-duration>
    <meta:editing-cycles>474</meta:editing-cycles>
    <meta:generator>LibreOffice/5.0.6.2$Linux_X86_64 LibreOffice_project/00$Build-2</meta:generator>
    <meta:document-statistic meta:table-count="0" meta:image-count="0" meta:object-count="0" meta:page-count="3" meta:paragraph-count="44" meta:word-count="375" meta:character-count="2785" meta:non-whitespace-character-count="2469"/>
  </office:meta>
</office:document-meta>
</file>